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258159" text:style-name="L1">
        <text:list-item>
          <text:p text:style-name="P1">En tant qu'utilisateur, connaître sa position dans la station (géolocalisation) :</text:p>
          <text:list>
            <text:list-item>
              <text:p text:style-name="P1">données : récupérer les coordonnées de l'utilisateur.</text:p>
            </text:list-item>
            <text:list-item>
              <text:p text:style-name="P1">opérations : Synchroniser avec google map.</text:p>
            </text:list-item>
            <text:list-item>
              <text:p text:style-name="P1">IHM : afficher sa position.</text:p>
              <text:p text:style-name="P1"/>
            </text:list-item>
          </text:list>
        </text:list-item>
        <text:list-item>
          <text:p text:style-name="P1">Indiquer un itinéraire vers une station.</text:p>
          <text:list>
            <text:list-item>
              <text:p text:style-name="P1">Données : station désirée par l'utilisateur ainsi que ses coordonnées</text:p>
            </text:list-item>
            <text:list-item>
              <text:p text:style-name="P1">opérations : Calculer la distance à la station la plus proche, puis calcul d'un itinéraire jusqu'à la station destination</text:p>
            </text:list-item>
            <text:list-item>
              <text:p text:style-name="P1">IHM : afficher l'itinéraire, le temps, les changements de lignes, les stations à emprunter.</text:p>
              <text:p text:style-name="P1"/>
            </text:list-item>
          </text:list>
        </text:list-item>
        <text:list-item>
          <text:p text:style-name="P1">Itinéraire le plus rapide possible.</text:p>
          <text:list>
            <text:list-item>
              <text:p text:style-name="P1">Données : les coordonnées de l'utilisateur</text:p>
            </text:list-item>
            <text:list-item>
              <text:p text:style-name="P1">Opérations : déterminer la station la plus proche, puis calculer l'itinéraire le plus rapide parmi les itinéraires trouvés.</text:p>
            </text:list-item>
            <text:list-item>
              <text:p text:style-name="P1">IHM : afficher l'itinéraire, le temps, les changements de lignes, les stations à emprunter.</text:p>
            </text:list-item>
          </text:list>
          <text:p text:style-name="P1"/>
        </text:list-item>
        <text:list-item>
          <text:p text:style-name="P1">Avec le moins de changements de lignes.</text:p>
          <text:list>
            <text:list-item>
              <text:p text:style-name="P1">Données : les coordonnées de l'utilisateur.</text:p>
            </text:list-item>
            <text:list-item>
              <text:p text:style-name="P1">Opérations : déterminer la station la plus proche, calcul et sélection des itinéraires possibles avec le moins de changements de lignes.</text:p>
            </text:list-item>
            <text:list-item>
              <text:p text:style-name="P1">IHM : Affichage des itinéraires et des temps de trajet estimés</text:p>
            </text:list-item>
          </text:list>
        </text:list-item>
      </text:list>
      <text:p text:style-name="Standard"/>
      <text:list xml:id="list28741329" text:continue-numbering="true" text:style-name="L1">
        <text:list-item>
          <text:p text:style-name="P1">En passant par certains points:</text:p>
          <text:list>
            <text:list-item>
              <text:p text:style-name="P1">données : coordonnées de l'utilisateur, et les stations à traverser; préciser un éventuel ordre pour traverser ces stations.</text:p>
            </text:list-item>
            <text:list-item>
              <text:p text:style-name="P1">opérations : calcul des itinéraires incluant un passage dans toutes les stations demandées.</text:p>
            </text:list-item>
            <text:list-item>
              <text:p text:style-name="P1">IHM : affichage de l'itinéraire le plus rapide selon l'ordre choisi, ou affichage d'itinéraires passant par toutes les stations demandées.</text:p>
              <text:p text:style-name="P1"/>
            </text:list-item>
          </text:list>
        </text:list-item>
        <text:list-item>
          <text:p text:style-name="P1">Connaître les stations les plus proches.</text:p>
          <text:list>
            <text:list-item>
              <text:p text:style-name="P1">Données : les coordonnées de l'utilisateur.</text:p>
            </text:list-item>
            <text:list-item>
              <text:p text:style-name="P1">Opérations : calcul des stations les plus proches</text:p>
            </text:list-item>
            <text:list-item>
              <text:p text:style-name="P1">IHM : affichage des stations sur google map.</text:p>
              <text:p text:style-name="P1"/>
            </text:list-item>
          </text:list>
        </text:list-item>
        <text:list-item>
          <text:p text:style-name="P1">Savoir s'il y a un incident sur une ligne que je veux emprunter.</text:p>
          <text:list>
            <text:list-item>
              <text:p text:style-name="P1">Données : station choisie par l'utilisateur </text:p>
            </text:list-item>
            <text:list-item>
              <text:p text:style-name="P1">opérations : consulter l'état de la ligne</text:p>
            </text:list-item>
            <text:list-item>
              <text:p text:style-name="P1">IHM : afficher l'état de la ligne.</text:p>
              <text:p text:style-name="P1"/>
            </text:list-item>
          </text:list>
        </text:list-item>
        <text:list-item>
          <text:p text:style-name="P1">connaître l'heure d'arrivée d'un métro, si l'utilisateur n'est pas dans ce métro</text:p>
          <text:list>
            <text:list-item>
              <text:p text:style-name="P1">données : coordonnées de l'utilisateur, métro souhaité </text:p>
            </text:list-item>
            <text:list-item>
              <text:p text:style-name="P1">opérations : récupérer la prochaine heure de départ à la station de métro la plus proche.</text:p>
            </text:list-item>
            <text:list-item>
              <text:p text:style-name="P1">IHM : affichage de l'heure de départ de ce prochain métro</text:p>
              <text:p text:style-name="P1"/>
            </text:list-item>
          </text:list>
        </text:list-item>
        <text:list-item>
          <text:p text:style-name="P1">connaître l'heure d'arrivée d'un métro à une station donnée si l'utilisateur est dans ce métro</text:p>
          <text:list>
            <text:list-item>
              <text:p text:style-name="P1">données : Récupérer le métro courant, et la station désirée</text:p>
            </text:list-item>
            <text:list-item>
              <text:p text:style-name="P1">Opérations : calcul de l'arrivée à cette station</text:p>
            </text:list-item>
            <text:list-item>
              <text:p text:style-name="P1">IHM : affichage de l'heure d'arrivée.</text:p>
            </text:list-item>
          </text:list>
        </text:list-item>
        <text:list-item>
          <text:p text:style-name="P1"><text:soft-page-break/>Connaître l'heure du dernier métro à une station.</text:p>
          <text:list>
            <text:list-item>
              <text:p text:style-name="P1">Données : Récupérer la station et la ligne désirées</text:p>
            </text:list-item>
            <text:list-item>
              <text:p text:style-name="P1">opérations : recherche de l'heure de passage du dernier métro concernant la ligne demandée.</text:p>
            </text:list-item>
            <text:list-item>
              <text:p text:style-name="P1">IHM : affichage de l'heure de passage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11M1S</meta:editing-duration>
    <meta:editing-cycles>27</meta:editing-cycles>
    <meta:generator>OpenOffice.org/3.3$Win32 OpenOffice.org_project/330m20$Build-9567</meta:generator>
    <dc:date>2012-04-03T08:59:33.65</dc:date>
    <dc:creator>romain dartois</dc:creator>
    <meta:document-statistic meta:table-count="0" meta:image-count="0" meta:object-count="0" meta:page-count="2" meta:paragraph-count="40" meta:word-count="446" meta:character-count="2626"/>
    <meta:user-defined meta:name="Info 1"/>
    <meta:user-defined meta:name="Info 2"/>
    <meta:user-defined meta:name="Info 3"/>
    <meta:user-defined meta:name="Info 4"/>
  </office:meta>
</office:document-meta>
</file>